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itle">
      <style:text-properties style:font-name="Liberation Sans" fo:font-size="20pt" style:font-size-asian="20pt" style:font-size-complex="20pt"/>
    </style:style>
    <style:style style:name="P2" style:family="paragraph" style:parent-style-name="Text_20_body">
      <style:text-properties style:font-name="Liberation Sans" fo:font-size="20pt" style:font-size-asian="20pt" style:font-size-complex="20pt"/>
    </style:style>
    <style:style style:name="P3" style:family="paragraph" style:parent-style-name="Text_20_body">
      <style:text-properties style:font-name="Liberation Sans" fo:font-size="20pt" fo:font-weight="bold" officeooo:rsid="000de893" officeooo:paragraph-rsid="000de893" style:font-size-asian="20pt" style:font-weight-asian="bold" style:font-size-complex="20pt" style:font-weight-complex="bold"/>
    </style:style>
    <style:style style:name="P4" style:family="paragraph" style:parent-style-name="Text_20_body">
      <style:text-properties style:font-name="Liberation Sans" fo:font-size="12pt" fo:font-weight="normal" officeooo:rsid="000de893" officeooo:paragraph-rsid="000de893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font-name="Liberation Sans" fo:font-size="12pt" fo:font-weight="normal" officeooo:rsid="000fa418" officeooo:paragraph-rsid="000fa418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Liberation Sans" fo:font-size="12pt" fo:font-weight="normal" officeooo:rsid="000fe68b" officeooo:paragraph-rsid="000fe68b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Liberation Sans" fo:font-size="12pt" fo:font-weight="normal" officeooo:rsid="0013000c" officeooo:paragraph-rsid="0013000c" style:font-size-asian="12pt" style:font-weight-asian="normal" style:font-size-complex="12pt" style:font-weight-complex="normal"/>
    </style:style>
    <style:style style:name="P8" style:family="paragraph" style:parent-style-name="Text_20_body">
      <style:text-properties style:font-name="Liberation Sans" fo:font-size="12pt" fo:font-weight="bold" officeooo:rsid="000de893" officeooo:paragraph-rsid="000de893" style:font-size-asian="12pt" style:font-weight-asian="bold" style:font-size-complex="12pt" style:font-weight-complex="bold"/>
    </style:style>
    <style:style style:name="P9" style:family="paragraph" style:parent-style-name="Text_20_body">
      <style:text-properties style:font-name="Liberation Sans" fo:font-size="12pt" fo:font-weight="bold" officeooo:rsid="000fa418" officeooo:paragraph-rsid="000fa418" style:font-size-asian="12pt" style:font-weight-asian="bold" style:font-size-complex="12pt" style:font-weight-complex="bold"/>
    </style:style>
    <style:style style:name="P10" style:family="paragraph" style:parent-style-name="Text_20_body">
      <style:text-properties style:font-name="Liberation Sans" fo:font-size="12pt" fo:font-weight="bold" officeooo:rsid="0013000c" officeooo:paragraph-rsid="0013000c" style:font-size-asian="12pt" style:font-weight-asian="bold" style:font-size-complex="12pt" style:font-weight-complex="bold"/>
    </style:style>
    <style:style style:name="P11" style:family="paragraph" style:parent-style-name="Text_20_body">
      <style:text-properties style:font-name="Liberation Sans" fo:font-size="12pt" fo:font-weight="bold" officeooo:rsid="000fe68b" officeooo:paragraph-rsid="000fe68b" style:font-size-asian="12pt" style:font-weight-asian="bold" style:font-size-complex="12pt" style:font-weight-complex="bold"/>
    </style:style>
    <style:style style:name="P12" style:family="paragraph" style:parent-style-name="Text_20_body">
      <style:text-properties style:font-name="Liberation Sans" fo:font-size="12pt" officeooo:paragraph-rsid="000fe68b" style:font-size-asian="12pt" style:font-size-complex="12pt"/>
    </style:style>
    <style:style style:name="P13" style:family="paragraph" style:parent-style-name="Text_20_body">
      <style:text-properties style:font-name="Liberation Sans" fo:font-size="12pt" officeooo:rsid="000de893" officeooo:paragraph-rsid="000de893" style:font-size-asian="12pt" style:font-size-complex="12pt"/>
    </style:style>
    <style:style style:name="P14" style:family="paragraph" style:parent-style-name="Text_20_body">
      <style:text-properties style:font-name="Liberation Sans" fo:font-size="12pt" officeooo:rsid="00120243" officeooo:paragraph-rsid="00120243" style:font-size-asian="12pt" style:font-size-complex="12pt"/>
    </style:style>
    <style:style style:name="P15" style:family="paragraph" style:parent-style-name="Preformatted_20_Text">
      <style:text-properties style:font-name="Liberation Sans" fo:font-size="12pt" officeooo:paragraph-rsid="000fe68b" style:font-size-asian="12pt" style:font-size-complex="12pt"/>
    </style:style>
    <style:style style:name="P16" style:family="paragraph" style:parent-style-name="Preformatted_20_Text">
      <style:text-properties officeooo:paragraph-rsid="000fe68b"/>
    </style:style>
    <style:style style:name="P17" style:family="paragraph" style:parent-style-name="Preformatted_20_Text">
      <style:paragraph-properties fo:margin-top="0in" fo:margin-bottom="0.1965in" loext:contextual-spacing="false"/>
      <style:text-properties style:font-name="Liberation Sans" fo:font-size="12pt" officeooo:paragraph-rsid="000fe68b" style:font-size-asian="12pt" style:font-size-complex="12pt"/>
    </style:style>
    <style:style style:name="T1" style:family="text">
      <style:text-properties officeooo:rsid="000de893"/>
    </style:style>
    <style:style style:name="T2" style:family="text">
      <style:text-properties officeooo:rsid="000fa418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293e05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fo:font-style="normal" officeooo:rsid="002bcea0" style:font-style-asian="normal" style:font-style-complex="normal"/>
    </style:style>
    <style:style style:name="T9" style:family="text">
      <style:text-properties fo:language="en" fo:country="US" fo:font-style="normal" officeooo:rsid="002a0684" style:font-style-asian="normal" style:font-style-complex="normal"/>
    </style:style>
    <style:style style:name="T10" style:family="text">
      <style:text-properties fo:language="en" fo:country="US" fo:font-style="normal" officeooo:rsid="000fe68b" style:font-style-asian="normal" style:font-style-complex="normal"/>
    </style:style>
    <style:style style:name="T11" style:family="text">
      <style:text-properties fo:language="en" fo:country="US" officeooo:rsid="002d04ab"/>
    </style:style>
    <style:style style:name="T12" style:family="text">
      <style:text-properties fo:language="en" fo:country="US" officeooo:rsid="00293e05"/>
    </style:style>
    <style:style style:name="T13" style:family="text">
      <style:text-properties fo:language="en" fo:country="US" officeooo:rsid="002bcea0"/>
    </style:style>
    <style:style style:name="T14" style:family="text">
      <style:text-properties fo:language="en" fo:country="US" officeooo:rsid="0013000c"/>
    </style:style>
    <style:style style:name="T15" style:family="text">
      <style:text-properties officeooo:rsid="000fe68b"/>
    </style:style>
    <style:style style:name="T16" style:family="text">
      <style:text-properties officeooo:rsid="00293e05"/>
    </style:style>
    <style:style style:name="T17" style:family="text">
      <style:text-properties officeooo:rsid="0013000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3000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rdana Configuration on <text:span text:style-name="T1">Linux Mint</text:span> System</text:p>
      <text:p text:style-name="P2"/>
      <text:p text:style-name="P3">1. Tango Part:</text:p>
      <text:p text:style-name="P9"><text:span text:style-name="T15"># </text:span>Install tango db</text:p>
      <text:p text:style-name="P4">&gt;&gt;&gt; sudo apt install mysql-server</text:p>
      <text:p text:style-name="P4">&gt;&gt;&gt; sudo apt install tango-db tango-starter tango-test</text:p>
      <text:p text:style-name="P4">&gt;&gt;&gt;sudo apt install libtango-dev libtango-tools</text:p>
      <text:p text:style-name="P4">(T<text:span text:style-name="T2">ango </text:span>Configuration: TANGO_HOST=edono:10000, password <text:span text:style-name="T2">for tango-db</text:span>:tango)</text:p>
      <text:p text:style-name="P9"><text:span text:style-name="T15"># </text:span>Test tangodb:</text:p>
      <text:p text:style-name="P5">&gt;&gt;&gt; <text:span text:style-name="T8">sudo </text:span><text:span text:style-name="T9">systemctl status </text:span><text:span text:style-name="T8">tango-db.service <text:s/></text:span><text:span text:style-name="T7">(test tango db status: running)</text:span></text:p>
      <text:p text:style-name="P9"><text:span text:style-name="T10"># </text:span><text:span text:style-name="T7">Install java 8 and libtango-java </text:span></text:p>
      <text:p text:style-name="P5"><text:span text:style-name="T7">&gt;&gt;&gt; java <text:s/>-version (openjdk version “1.8.0_252” is right, other java versions like java 11 must be degraded to java 8)</text:span></text:p>
      <text:p text:style-name="P5"><text:span text:style-name="T7">&gt;&gt;&gt; sudo apt install libtango-java (already exist, otherwise must be installed)</text:span></text:p>
      <text:p text:style-name="P9"><text:span text:style-name="T10"># </text:span><text:span text:style-name="T7">Test jive:</text:span></text:p>
      <text:p text:style-name="P5"><text:span text:style-name="T7">Terminal 1: &gt;&gt;&gt; /usr/lib/tango/TangoTest test</text:span></text:p>
      <text:p text:style-name="P5"><text:span text:style-name="T7">Terminal2: &gt;&gt;&gt; jive</text:span></text:p>
      <text:p text:style-name="P5">jive interface can be opened. TangoTest DeviceServer is running. </text:p>
      <text:p text:style-name="P8"/>
      <text:p text:style-name="P3">2. Taurus Part:</text:p>
      <text:p text:style-name="P9"><text:span text:style-name="T15"># I</text:span>nstall pip3</text:p>
      <text:p text:style-name="P5">&gt;&gt;&gt; sudo apt-<text:span text:style-name="T15">get install python3-pip</text:span></text:p>
      <text:p text:style-name="P11"># <text:span text:style-name="T17">I</text:span>nstall git</text:p>
      <text:p text:style-name="P6">&gt;&gt;&gt; sudo apt install git</text:p>
      <text:p text:style-name="P11"># Install taurus dependencies like python3-setuptools, python3-future, python3-pyside, python3-wheel, spyder3, python3-pyqt4, python3-pyqt5, python3-guiqwt. <text:s/>These are the extra libraries for taurus installation in this mint system. </text:p>
      <text:p text:style-name="P6">&gt;&gt;&gt; sudo apt install <text:s/>python3-setuptools <text:s/>python3-future python3-pyside python3-wheel spyder3</text:p>
      <text:p text:style-name="P6"><text:soft-page-break/>&gt;&gt;&gt; sudo apt install python3-pyqt4 python3-pyqt5 python3-guiqwt</text:p>
      <text:p text:style-name="P15"><text:span text:style-name="T18"># </text:span><text:span text:style-name="T19">I</text:span><text:span text:style-name="T18">nstall taurus </text:span></text:p>
      <text:p text:style-name="P12"><text:span text:style-name="T13">&gt;</text:span><text:span text:style-name="T11">&gt;&gt; cd /usr/lib/python3/dist-packages</text:span></text:p>
      <text:p text:style-name="P16"><text:span text:style-name="T4">&gt;&gt;&gt; </text:span><text:span text:style-name="T3">git clone </text:span><text:a xlink:type="simple" xlink:href="https://github.com/taurus-org/taurus.git" text:style-name="Internet_20_link" text:visited-style-name="Visited_20_Internet_20_Link"><text:span text:style-name="T3">https://github.com/taurus-org/taurus.git</text:span></text:a></text:p>
      <text:p text:style-name="P15"/>
      <text:p text:style-name="P15"><text:span text:style-name="T16">&gt;&gt;&gt; sudo </text:span>pip<text:span text:style-name="T16">3</text:span> install -e ./taurus <text:s/></text:p>
      <text:p text:style-name="P15"/>
      <text:p text:style-name="P15"><text:span text:style-name="T18"># </text:span><text:span text:style-name="T19">I</text:span><text:span text:style-name="T18">nstall taurus_pyqtgraph </text:span></text:p>
      <text:p text:style-name="P16"><text:span text:style-name="T4">&gt;&gt;&gt; </text:span><text:span text:style-name="T3">git clone </text:span><text:a xlink:type="simple" xlink:href="https://github.com/taurus-org/taurus_pyqtgraph.git" text:style-name="Internet_20_link" text:visited-style-name="Visited_20_Internet_20_Link"><text:span text:style-name="T3">https://github.com/taurus-org/taurus_pyqtgraph.git</text:span></text:a></text:p>
      <text:p text:style-name="P15"/>
      <text:p text:style-name="P17"><text:span text:style-name="T16">&gt;&gt;&gt; sudo </text:span>pip<text:span text:style-name="T16">3</text:span> install -e ./taurus_pyqtgraph </text:p>
      <text:p text:style-name="P6"><text:span text:style-name="Citation"><text:span text:style-name="T12">Note: </text:span></text:span><text:span text:style-name="Citation"><text:span text:style-name="T11">python3-taurus</text:span></text:span><text:span text:style-name="T11"> and </text:span><text:span text:style-name="Citation"><text:span text:style-name="T11">python3-taurus-pyqtgraph</text:span></text:span><text:span text:style-name="T11"> packages are already built in </text:span><text:a xlink:type="simple" xlink:href="https://salsa.debian.org/" text:style-name="Internet_20_link" text:visited-style-name="Visited_20_Internet_20_Link">https://salsa.debian.org</text:a><text:span text:style-name="T11"> , but are not yet part of the official debian repositories. </text:span><text:span text:style-name="T12">This is also a good method. I have not used this way.</text:span></text:p>
      <text:p text:style-name="P11"><text:span text:style-name="T12"># </text:span><text:span text:style-name="T14">T</text:span><text:span text:style-name="T6">est taurus </text:span></text:p>
      <text:p text:style-name="P4">&gt;&gt;&gt; taurus trend</text:p>
      <text:p text:style-name="P4"/>
      <text:p text:style-name="P7">###################################To Do###################################</text:p>
      <text:p text:style-name="P4">3. Sardana Part:</text:p>
      <text:p text:style-name="P4">Test: Terminal 1: Sardana tes<text:span text:style-name="T17">t</text:span></text:p>
      <text:p text:style-name="P4"/>
      <text:p text:style-name="P4">4. Extra Part related to the system itself:</text:p>
      <text:p text:style-name="P10"/>
      <text:p text:style-name="P13">When installing Sardana using pip3 install -e ./sardana , problems occur with &lt;&lt;boost/python.hpp&gt;&gt;, add new libboost-all-dev, </text:p>
      <text:p text:style-name="P13">sudo apt-get install libboost-all-dev</text:p>
      <text:p text:style-name="P14">pip3 install sphinx_rtd_the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1:16:56.931290515</meta:creation-date>
    <dc:date>2020-10-14T12:07:24.540668797</dc:date>
    <meta:editing-duration>PT5M16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2" meta:paragraph-count="41" meta:word-count="275" meta:character-count="2118" meta:non-whitespace-character-count="1869"/>
  </office:meta>
</office:document-meta>
</file>